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000000420F5586D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svg:font-family="Courier" style:font-adornments="Regular" style:font-family-generic="modern" style:font-pitch="fixed"/>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OSEHRA_20_VISTA_20_Body_20_Text">
      <style:text-properties officeooo:rsid="0004de71" officeooo:paragraph-rsid="0004de71"/>
    </style:style>
    <style:style style:name="P2" style:family="paragraph" style:parent-style-name="OSEHRA_20_VISTA_20_Body_20_Text" style:list-style-name="L2">
      <style:text-properties officeooo:rsid="0004de71" officeooo:paragraph-rsid="0004de71"/>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5d40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SEHRA_20_VISTA_20_Heading_20_1" text:outline-level="1">Introduction to the VISTA Lifecycle Webinar Script</text:h>
      <text:p text:style-name="OSEHRA_20_VISTA_20_Body_20_Text">Hello, and welcome to this webinar, an Introduction to the VISTA Lifecycle. Specifically, we’ll be discussing the VISTA lifecycle in the context of KIDS and the Patch Module, including changes and improvements that will be included in the forthcoming release of Version 2.5 of the Patch Module. There will be a Q and A session at the end of the webinar, so I would like to ask that you hold all questions until then.</text:p>
      <text:p text:style-name="P1">[slides]</text:p>
      <text:p text:style-name="P1">Software maintenance around the world</text:p>
      <text:list xml:id="list3046365836687143487" text:style-name="L2">
        <text:list-item>
          <text:p text:style-name="P2">iOS</text:p>
        </text:list-item>
        <text:list-item>
          <text:p text:style-name="P2">Windows</text:p>
        </text:list-item>
        <text:list-item>
          <text:p text:style-name="P2">Linux</text:p>
        </text:list-item>
        <text:list-item>
          <text:p text:style-name="P2">Python, node.js</text:p>
        </text:list-item>
      </text:list>
      <text:p text:style-name="OSEHRA_20_VISTA_20_Body_20_Text">[slide]</text:p>
      <text:p text:style-name="OSEHRA_20_VISTA_20_Body_20_Text">Our discussion begins with the application, which is also called a module or a package. An application is an administrative division within VISTA, containing functions relating to one particular area of medical care. Nursing is an application, as is Lab, and Pharmacy, and so on.</text:p>
      <text:p text:style-name="OSEHRA_20_VISTA_20_Body_20_Text">Each application in VISTA has its own version number. For example, the current version of Laboratory is 5.2. Outpatient Pharmacy is currently on version 7.0; Scheduling is on version 5.3, and so on.</text:p>
      <text:p text:style-name="OSEHRA_20_VISTA_20_Body_20_Text">[slide]</text:p>
      <text:p text:style-name="OSEHRA_20_VISTA_20_Body_20_Text">Each application has its own development team, responsible for making updates and fixes to the application. When enough changes have accumulated to warrant it, the application team creates a new version of the application and distributes it to all users of VISTA.</text:p>
      <text:p text:style-name="OSEHRA_20_VISTA_20_Body_20_Text"><text:soft-page-break/>Ideally, new versions of applications should be released every 3-5 years, depending on how much development work has been done on them. In our current situation, we passed “ideally” a couple of exits back, but more on that in a moment.</text:p>
      <text:p text:style-name="OSEHRA_20_VISTA_20_Body_20_Text">[slide]</text:p>
      <text:p text:style-name="OSEHRA_20_VISTA_20_Body_20_Text">The patching process begins once a new version has been released. Actually, as any veteran developer can tell you, it usually begins <text:span text:style-name="T1">before</text:span> a new version has been released, as the application team identifies changes and tweaks and fixes they want to include but don’t quite have time for.</text:p>
      <text:p text:style-name="OSEHRA_20_VISTA_20_Body_20_Text">It’s probably worth taking a moment to discuss what a patch is, and what kinds of things can be included in patches. The word “patch” implies a fix for something that’s broken, and indeed that is what the first VISTA patches were.</text:p>
      <text:p text:style-name="OSEHRA_20_VISTA_20_Body_20_Text">Therefore, patches are the primary method developers use for making updates and improvements to VISTA. A patch can include bug fixes, upgrades, enhancements, new features, or all of the above.</text:p>
      <text:p text:style-name="OSEHRA_20_VISTA_20_Body_20_Text">When the application team has developed and tested the changes they want to make to the application, they fold those changes into a patch, and release the patch to all users of VISTA. Each patch is associated with a specific version of a specific application.</text:p>
      <text:p text:style-name="OSEHRA_20_VISTA_20_Body_20_Text">[slide]</text:p>
      <text:p text:style-name="OSEHRA_20_VISTA_20_Body_20_Text">In addition to the application and version number, each patch has a sequence number, indicating the order in which the patches should be installed. The sequence of patches creates a patch stream.</text:p>
      <text:p text:style-name="OSEHRA_20_VISTA_20_Body_20_Text">So, each application (or each application with any kind of development being done on it) has its own patch stream.</text:p>
      <text:p text:style-name="OSEHRA_20_VISTA_20_Body_20_Text">[slide]</text:p>
      <text:p text:style-name="OSEHRA_20_VISTA_20_Body_20_Text">That’s where required patches come in. In addition to the sequence number, each patch lists its required patches—patches that must be installed in the system before this patch can be installed correctly.</text:p>
      <text:p text:style-name="OSEHRA_20_VISTA_20_Body_20_Text">Required patches are different from sequence numbers. For example, if a site receives patch number 7 in a specific patch stream, they know that there are 6 <text:soft-page-break/>other patches in the stream ahead of it. However, the list of required patches might include only patches 2, 3, and 5. Those are the only patches needed to make patch 7 work properly. </text:p>
      <text:p text:style-name="OSEHRA_20_VISTA_20_Body_20_Text">When you attempt to install a patch, the system checks to make sure all required patches are already installed. If they are not, the system stops and you are not allowed to proceed with the installation.</text:p>
      <text:p text:style-name="OSEHRA_20_VISTA_20_Body_20_Text">[slide]</text:p>
      <text:p text:style-name="OSEHRA_20_VISTA_20_Body_20_Text">We’ve been talking about patches being distributed and installed. But how exactly do<text:span text:style-name="T3">e</text:span>s that happen?</text:p>
      <text:p text:style-name="OSEHRA_20_VISTA_20_Body_20_Text">The answer is KIDS, the Kernel Installation and Distribution System. As the name suggests, KIDS is part of Kernel, one of VISTA’s infrastructure packages. KIDS is specifically designed for distributing and installing updates to VISTA, including patches and new versions of applications.</text:p>
      <text:p text:style-name="OSEHRA_20_VISTA_20_Body_20_Text">When the package development team has the new software all written and tested and ready to go, they use KIDS to distribute it to other systems. To do this, they create two items. The first is the KIDS build, which can best be thought of as a kind of shipping manifest, listing all the things that are included in the patch. The second item is the KIDS distribution, which contains the software itself, along with a copy of the KIDS build. </text:p>
      <text:p text:style-name="OSEHRA_20_VISTA_20_Body_20_Text">People sometimes refer to KIDS distributions as KIDS builds. This is inaccurate, and kind of confusing. If somebody is talking about a KIDS build and you’re not sure what they mean, be sure to ask.</text:p>
      <text:p text:style-name="OSEHRA_20_VISTA_20_Body_20_Text">The KIDS distribution can be in the form of a Mailman message, or it can be a file. In VA, distributions are usually mailed. Outside VA, distributions are usually shipped as files.</text:p>
      <text:p text:style-name="OSEHRA_20_VISTA_20_Body_20_Text">So, KIDS is what developers use to distribute patches. It is also what individual sites use to install the patches they rece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svg:font-family="Courier" style:font-adornments="Regular" style:font-family-generic="modern" style:font-pitch="fixed"/>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9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SEHRA_20_VISTA_20_Heading_20_1" style:display-name="OSEHRA VISTA Heading 1" style:family="paragraph" style:next-style-name="OSEHRA_20_VISTA_20_Body_20_Text" style:default-outline-level="1" style:master-page-name="">
      <style:paragraph-properties fo:margin-left="0in" fo:margin-right="0in" fo:margin-top="0.222in" fo:margin-bottom="0.222in" style:contextual-spacing="false" fo:line-height="0.4445in" fo:text-indent="0in" style:auto-text-indent="false" style:page-number="auto" fo:keep-with-next="always"/>
      <style:text-properties style:font-name="Helvetica" fo:font-family="Helvetica" style:font-style-name="Regular" style:font-family-generic="swiss" style:font-pitch="variable" fo:font-size="24pt" fo:letter-spacing="normal"/>
    </style:style>
    <style:style style:name="OSEHRA_20_VISTA_20_Body_20_Text" style:display-name="OSEHRA VISTA Body Text" style:family="paragraph" style:master-page-name="">
      <style:paragraph-properties fo:margin-top="0in" fo:margin-bottom="0.222in" style:contextual-spacing="false" fo:line-height="0.222in" fo:widows="2" style:page-number="auto"/>
      <style:text-properties style:font-name="Palatino" fo:font-family="Palatino" style:font-style-name="Regular" style:font-family-generic="roman" style:font-pitch="variable" fo:font-size="14pt"/>
    </style:style>
    <style:style style:name="OSEHRA_20_VISTA_20_Heading_20_2" style:display-name="OSEHRA VISTA Heading 2" style:family="paragraph" style:parent-style-name="OSEHRA_20_VISTA_20_Heading_20_1" style:next-style-name="OSEHRA_20_VISTA_20_Body_20_Text" style:default-outline-level="2" style:master-page-name="">
      <style:paragraph-properties fo:margin-top="0.111in" fo:margin-bottom="0.111in" style:contextual-spacing="false" fo:line-height="0.4445in" style:page-number="auto" fo:keep-with-next="always"/>
      <style:text-properties style:font-name="Helvetica" fo:font-family="Helvetica" style:font-style-name="Regular" style:font-family-generic="swiss" style:font-pitch="variable" fo:font-size="20pt" fo:font-style="italic" fo:font-weight="bold"/>
    </style:style>
    <style:style style:name="OSEHRA_20_VISTA_20_Heading_20_3" style:display-name="OSEHRA VISTA Heading 3" style:family="paragraph" style:parent-style-name="OSEHRA_20_VISTA_20_Heading_20_2" style:next-style-name="OSEHRA_20_VISTA_20_Body_20_Text" style:default-outline-level="3" style:master-page-name="">
      <style:paragraph-properties fo:margin-top="0in" fo:margin-bottom="0.222in" style:contextual-spacing="false" fo:line-height="0.4445in" style:page-number="auto" fo:keep-with-next="always"/>
      <style:text-properties fo:font-size="16pt" fo:font-style="normal" fo:font-weight="bold"/>
    </style:style>
    <style:style style:name="OSEHRA_20_VISTA_20_Heading_20_4" style:display-name="OSEHRA VISTA Heading 4" style:family="paragraph" style:parent-style-name="OSEHRA_20_VISTA_20_Heading_20_2" style:next-style-name="OSEHRA_20_VISTA_20_Body_20_Text" style:default-outline-level="4" style:master-page-name="">
      <style:paragraph-properties fo:margin-top="0in" fo:margin-bottom="0.222in" style:contextual-spacing="false" fo:line-height="0.222in" style:page-number="auto" fo:background-color="transparent" fo:keep-with-next="always">
        <style:background-image/>
      </style:paragraph-properties>
      <style:text-properties fo:font-size="14pt" fo:font-weight="norm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SEHRA_20_VISTA_20_Screen_20_Cap" style:display-name="OSEHRA VISTA Screen Cap" style:family="paragraph" style:default-outline-level="" style:list-style-name="">
      <style:paragraph-properties fo:padding="0.0201in" fo:border="0.51pt solid #000000" style:shadow="none"/>
      <style:text-properties style:font-name="Courier" fo:font-family="Courier" style:font-style-name="Regular" style:font-family-generic="modern" style:font-pitch="fixed" fo:font-weight="normal"/>
    </style:style>
    <style:style style:name="OSEHRA_20_VISTA_20_Screen_20_Cap_20_Last" style:display-name="OSEHRA VISTA Screen Cap Last" style:family="paragraph" style:parent-style-name="OSEHRA_20_VISTA_20_Screen_20_Cap" style:next-style-name="OSEHRA_20_VISTA_20_Body_20_Text">
      <style:paragraph-properties fo:margin-top="0in" fo:margin-bottom="0.1945in" style:contextual-spacing="false"/>
    </style:style>
    <style:style style:name="OSEHRA_20_VISTA_20_Header_2f_Footer" style:display-name="OSEHRA VISTA Header/Footer" style:family="paragraph" style:parent-style-name="OSEHRA_20_VISTA_20_Body_20_Text" style:master-page-name="">
      <style:paragraph-properties style:page-number="auto">
        <style:tab-stops>
          <style:tab-stop style:position="7in" style:type="right"/>
        </style:tab-stops>
      </style:paragraph-properties>
      <style:text-properties fo:font-size="12pt"/>
    </style:style>
    <style:style style:name="OSEHRA_20_VISTA_20_List" style:display-name="OSEHRA VISTA List" style:family="paragraph" style:parent-style-name="OSEHRA_20_VISTA_20_Body_20_Text">
      <style:paragraph-properties fo:margin-left="0.222in" fo:margin-right="0in" fo:margin-top="0in" fo:margin-bottom="0in" style:contextual-spacing="false"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SEHRA_20_VISTA_20_Text_20_in_20_Table" style:display-name="OSEHRA VISTA Text in Table" style:family="paragraph" style:parent-style-name="OSEHRA_20_VISTA_20_List">
      <style:paragraph-properties fo:margin-left="0in" fo:margin-right="0in" fo:text-indent="0in" style:auto-text-indent="false"/>
    </style:style>
    <style:style style:name="OSEHRA_20_VISTA_20_Heading_20_0" style:display-name="OSEHRA VISTA Heading 0" style:family="paragraph" style:parent-style-name="OSEHRA_20_VISTA_20_Heading_20_1" style:next-style-name="OSEHRA_20_VISTA_20_Body_20_Text" style:default-outline-level="" style:list-style-name="">
      <style:text-properties fo:letter-spacing="normal"/>
    </style:style>
    <style:style style:name="OSEHRA_20_VISTA_20_Caption" style:display-name="OSEHRA VISTA Caption" style:family="paragraph" style:parent-style-name="OSEHRA_20_VISTA_20_Body_20_Text" style:next-style-name="OSEHRA_20_VISTA_20_Body_20_Text">
      <style:text-properties fo:font-size="11pt" fo:font-weight="bold"/>
    </style:style>
    <style:style style:name="OSEHRA_20_VISTA_20_List_20_Last_20_Item" style:display-name="OSEHRA VISTA List Last Item" style:family="paragraph" style:parent-style-name="OSEHRA_20_VISTA_20_List" style:next-style-name="OSEHRA_20_VISTA_20_Body_20_Text">
      <style:paragraph-properties fo:margin-top="0in" fo:margin-bottom="0.2201in" style:contextual-spacing="false"/>
    </style:style>
    <style:style style:name="Line_20_numbering" style:display-name="Line numbering"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fo:background-color="transparent" style:writing-mode="lr-tb" style:footnote-max-height="0in">
        <style:background-image xlink:href="Pictures/100000000000033000000420F5586D15.png" xlink:type="simple" xlink:actuate="onLoad" style:position="center center" style:repeat="no-repeat"/>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45in" fo:margin-left="0in" fo:margin-right="0in" fo:margin-bottom="0.1972in" style:dynamic-spacing="false"/>
      </style:header-style>
      <style:footer-style>
        <style:header-footer-properties fo:min-height="0.3945in" fo:margin-left="0in" fo:margin-right="0in" fo:margin-top="0.1972in" style:dynamic-spacing="false"/>
      </style:footer-style>
    </style:page-layout>
    <style:page-layout style:name="Mpm5">
      <style:page-layout-properties fo:page-width="8.5in" fo:page-height="11in" style:num-format="1" style:print-orientation="portrait" fo:margin-top="1in" fo:margin-bottom="1in" fo:margin-left="1in" fo:margin-right="1in" fo:background-color="transparent" style:writing-mode="lr-tb" style:footnote-max-height="0in">
        <style:background-image xlink:href="Pictures/100000000000033000000420F5586D15.png" xlink:type="simple" xlink:actuate="onLoad" style:position="center center" style:repeat="no-repeat"/>
        <style:footnote-sep style:width="0.0071in" style:distance-before-sep="0.0398in" style:distance-after-sep="0.0398in" style:line-style="none" style:adjustment="left" style:rel-width="25%" style:color="#000000"/>
      </style:page-layout-properties>
      <style:header-style>
        <style:header-footer-properties fo:min-height="0.3945in" fo:margin-left="0in" fo:margin-right="0in" fo:margin-bottom="0.1972in" style:dynamic-spacing="false"/>
      </style:header-style>
      <style:footer-style>
        <style:header-footer-properties fo:min-height="0.3945in" fo:margin-left="0in" fo:margin-right="0in" fo:margin-top="0.1972in" style:dynamic-spacing="false"/>
      </style:footer-style>
    </style:page-layout>
  </office:automatic-styles>
  <office:master-styles>
    <style:master-page style:name="Standard" style:page-layout-name="Mpm1"/>
    <style:master-page style:name="OSEHRA_20_VISTA_20_Title" style:display-name="OSEHRA VISTA Title" style:page-layout-name="Mpm2" style:next-style-name="Standard"/>
    <style:master-page style:name="OSEHRA_20_VISTA_20_Draft_20_Title" style:display-name="OSEHRA VISTA Draft Title" style:page-layout-name="Mpm3" style:next-style-name="Standard"/>
    <style:master-page style:name="OSEHRA_20_VISTA_20_Standard" style:display-name="OSEHRA VISTA Standard" style:page-layout-name="Mpm4">
      <style:header>
        <text:p text:style-name="Header"/>
      </style:header>
      <style:header-left>
        <text:p text:style-name="Header"/>
      </style:header-left>
      <style:footer>
        <text:p text:style-name="Footer"/>
      </style:footer>
      <style:footer-left>
        <text:p text:style-name="Footer"/>
      </style:footer-left>
    </style:master-page>
    <style:master-page style:name="OSEHRA_20_VISTA_20_Draft_20_Standard" style:display-name="OSEHRA VISTA Draft Standard" style:page-layout-name="Mpm5">
      <style:header>
        <text:p text:style-name="Header"/>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1:36:17</meta:creation-date>
    <dc:title>OSEHRA Document</dc:title>
    <meta:editing-duration>P8DT3H48M29S</meta:editing-duration>
    <meta:editing-cycles>72</meta:editing-cycles>
    <meta:generator>LibreOffice/4.2.8.2$Linux_X86_64 LibreOffice_project/420m0$Build-2</meta:generator>
    <dc:date>2015-06-19T13:29:29.079538158</dc:date>
    <meta:document-statistic meta:table-count="0" meta:image-count="0" meta:object-count="0" meta:page-count="3" meta:paragraph-count="33" meta:word-count="838" meta:character-count="4915" meta:non-whitespace-character-count="4113"/>
    <meta:template xlink:type="simple" xlink:actuate="onRequest" xlink:title="OSEHRA Document" xlink:href="../../../../Library/Preferences/NeoOffice-3.0/user/template/OSEHRA%20Document.ott" meta:date="2015-04-08T11:36:17"/>
  </office:meta>
</office:document-meta>
</file>